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23D0D3E60D0FEDF67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3cm" svg:x="1cm" svg:y="9.534cm">
          <draw:image xlink:href="Pictures/10000201000004000000023D0D3E60D0FEDF67AA.png" xlink:type="simple" xlink:show="embed" xlink:actuate="onLoad" draw:mime-type="image/png">
            <text:p/>
          </draw:image>
        </draw:frame>
        <draw:frame draw:style-name="gr2" draw:text-style-name="P2" draw:layer="layout" svg:width="1.95cm" svg:height="0.962cm" svg:x="1.55cm" svg:y="10.75cm">
          <draw:text-box>
            <text:p>&lt;h1&gt;</text:p>
          </draw:text-box>
        </draw:frame>
        <draw:frame draw:style-name="gr2" draw:text-style-name="P2" draw:layer="layout" svg:width="10.285cm" svg:height="0.962cm" svg:x="10.5cm" svg:y="11.25cm">
          <draw:text-box>
            <text:p>4x &lt;a href=““&gt;BUTTON-Name &lt;a&gt;</text:p>
          </draw:text-box>
        </draw:frame>
        <draw:frame draw:style-name="gr2" draw:text-style-name="P2" draw:layer="layout" svg:width="2.056cm" svg:height="0.962cm" svg:x="0.75cm" svg:y="12.288cm">
          <draw:text-box>
            <text:p>&lt;div&gt;</text:p>
          </draw:text-box>
        </draw:frame>
        <draw:frame draw:style-name="gr3" draw:text-style-name="P2" draw:layer="layout" svg:width="2.5cm" svg:height="2.384cm" svg:x="5.75cm" svg:y="16.5cm">
          <draw:text-box>
            <text:p>&lt;img&gt;</text:p>
          </draw:text-box>
        </draw:frame>
        <draw:frame draw:style-name="gr2" draw:text-style-name="P2" draw:layer="layout" svg:width="1.95cm" svg:height="0.962cm" svg:x="13.05cm" svg:y="13.288cm">
          <draw:text-box>
            <text:p>&lt;h1&gt;</text:p>
          </draw:text-box>
        </draw:frame>
        <draw:frame draw:style-name="gr2" draw:text-style-name="P2" draw:layer="layout" svg:width="1.95cm" svg:height="0.962cm" svg:x="15.8cm" svg:y="14.288cm">
          <draw:text-box>
            <text:p>&lt;h2&gt;</text:p>
          </draw:text-box>
        </draw:frame>
        <draw:frame draw:style-name="gr4" draw:text-style-name="P2" draw:layer="layout" svg:width="1.598cm" svg:height="1.212cm" svg:x="10.75cm" svg:y="16.288cm">
          <draw:text-box>
            <text:p>&lt;a&gt;</text:p>
          </draw:text-box>
        </draw:frame>
        <draw:frame draw:style-name="gr2" draw:text-style-name="P2" draw:layer="layout" svg:width="1.598cm" svg:height="0.962cm" svg:x="11.5cm" svg:y="18.038cm">
          <draw:text-box>
            <text:p>&lt;p&gt;</text:p>
          </draw:text-box>
        </draw:frame>
        <draw:frame draw:style-name="gr2" draw:text-style-name="P2" draw:layer="layout" svg:width="11.013cm" svg:height="0.962cm" svg:x="5.25cm" svg:y="19.538cm">
          <draw:text-box>
            <text:p>3x &lt;a href=““&gt;&lt;img src=““alt=““&gt; &lt;/a&gt;</text:p>
          </draw:text-box>
        </draw:frame>
        <draw:frame draw:style-name="gr2" draw:text-style-name="P2" draw:layer="layout" svg:width="2.056cm" svg:height="0.962cm" svg:x="1.194cm" svg:y="18.25cm">
          <draw:text-box>
            <text:p>&lt;div&gt;</text:p>
          </draw:text-box>
        </draw:frame>
        <draw:frame draw:style-name="gr2" draw:text-style-name="P2" draw:layer="layout" svg:width="2.056cm" svg:height="0.962cm" svg:x="9cm" svg:y="9.788cm">
          <draw:text-box>
            <text:p>&lt;div&gt;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9T16:30:40.482000000</dc:date>
    <meta:editing-duration>P1DT19H42M19S</meta:editing-duration>
    <meta:editing-cycles>1</meta:editing-cycles>
    <meta:document-statistic meta:object-count="12"/>
    <meta:generator>LibreOffice/7.1.1.2$Windows_X86_64 LibreOffice_project/fe0b08f4af1bacafe4c7ecc87ce55bb426164676</meta:generator>
  </office:meta>
</office:document-meta>
</file>